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cd4" officeooo:paragraph-rsid="001e7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kfijivjjjjjasdfvhcvjhghiughiujfkvvjvj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7:10:29.781767223</meta:creation-date>
    <dc:date>2021-09-01T17:17:28.795222920</dc:date>
    <meta:editing-duration>PT6M5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